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50e" draw:fill-color="#ff950e" draw:textarea-vertical-align="middle"/>
    </style:style>
    <style:style style:name="gr2" style:family="graphic" style:parent-style-name="objectwithoutfill">
      <style:graphic-properties svg:stroke-width="0.529cm" svg:stroke-color="#ffffff" draw:marker-start-width="0.995cm" draw:marker-end-width="0.995cm" draw:fill="none" draw:textarea-vertical-align="middle" fo:padding-top="0.391cm" fo:padding-bottom="0.391cm" fo:padding-left="0.516cm" fo:padding-right="0.516cm"/>
    </style:style>
    <style:style style:name="gr3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4" style:family="graphic" style:parent-style-name="objectwithoutfill">
      <style:graphic-properties svg:stroke-width="0.529cm" svg:stroke-color="#ffffff" draw:marker-start-width="0.996cm" draw:marker-end-width="0.996cm" draw:fill="none" draw:textarea-vertical-align="middle" fo:padding-top="0.392cm" fo:padding-bottom="0.392cm" fo:padding-left="0.517cm" fo:padding-right="0.517cm"/>
    </style:style>
    <style:style style:name="gr5" style:family="graphic" style:parent-style-name="standard">
      <style:graphic-properties draw:stroke="none" draw:fill-color="#ffffff" draw:textarea-vertical-align="middle"/>
    </style:style>
    <style:style style:name="gr6" style:family="graphic" style:parent-style-name="standard">
      <style:graphic-properties draw:stroke="solid" svg:stroke-width="0.282cm" svg:stroke-color="#ff950e" draw:marker-start-width="0.623cm" draw:marker-end-width="0.623cm" draw:fill-color="#ffffff" draw:textarea-horizontal-align="justify" draw:textarea-vertical-align="middle" draw:auto-grow-height="false" fo:min-height="0cm" fo:min-width="0cm" fo:padding-top="0.266cm" fo:padding-bottom="0.266cm" fo:padding-left="0.391cm" fo:padding-right="0.391cm"/>
    </style:style>
    <style:style style:name="gr7" style:family="graphic" style:parent-style-name="standard">
      <style:graphic-properties draw:stroke="none" svg:stroke-color="#ff950e" draw:fill-color="#ff950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7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95pt" style:font-size-asian="88pt" style:font-size-complex="88pt"/>
    </style:style>
    <style:style style:name="P3" style:family="paragraph">
      <style:paragraph-properties fo:text-align="center"/>
      <style:text-properties fo:font-size="150pt" fo:font-weight="normal" style:font-size-asian="150pt" style:font-weight-asian="normal" style:font-size-complex="150pt" style:font-weight-complex="normal"/>
    </style:style>
    <style:style style:name="P4" style:family="paragraph">
      <style:paragraph-properties fo:text-align="center"/>
      <style:text-properties fo:color="#ff950e" fo:font-size="150pt" fo:font-weight="normal" style:font-size-asian="150pt" style:font-weight-asian="normal" style:font-size-complex="150pt" style:font-weight-complex="normal"/>
    </style:style>
    <style:style style:name="T1" style:family="text">
      <style:text-properties fo:color="#ff950e" fo:font-size="95pt" style:font-size-asian="88pt" style:font-size-complex="88pt"/>
    </style:style>
    <style:style style:name="T2" style:family="text">
      <style:text-properties fo:color="#ff950e" fo:font-size="95pt" fo:font-weight="bold" style:font-size-asian="88pt" style:font-weight-asian="bold" style:font-size-complex="88pt" style:font-weight-complex="bold"/>
    </style:style>
    <style:style style:name="T3" style:family="text">
      <style:text-properties fo:color="#ff950e" fo:font-size="150pt" fo:font-weight="normal" style:font-size-asian="150pt" style:font-weight-asian="normal" style:font-size-complex="15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20cm" svg:x="0.484cm" svg:y="0.762cm">
          <text:p/>
        </draw:rect>
        <draw:g>
          <draw:line draw:style-name="gr2" draw:text-style-name="P1" draw:layer="layout" svg:x1="4.792cm" svg:y1="2.078cm" svg:x2="4.809cm" svg:y2="13.4cm">
            <text:p/>
          </draw:line>
          <draw:rect draw:style-name="gr3" draw:text-style-name="P1" draw:layer="layout" svg:width="2.4cm" svg:height="1cm" svg:x="3.6cm" svg:y="10cm">
            <text:p/>
          </draw:rect>
        </draw:g>
        <draw:g>
          <draw:g>
            <draw:rect draw:style-name="gr3" draw:text-style-name="P1" draw:layer="layout" svg:width="6.642cm" svg:height="3.002cm" svg:x="10.39cm" svg:y="6.376cm">
              <text:p/>
            </draw:rect>
            <draw:rect draw:style-name="gr3" draw:text-style-name="P1" draw:layer="layout" svg:width="2.149cm" svg:height="2.344cm" svg:x="12.637cm" svg:y="4.227cm">
              <text:p/>
            </draw:rect>
          </draw:g>
          <draw:line draw:style-name="gr4" draw:text-style-name="P1" draw:layer="layout" svg:x1="14.983cm" svg:y1="2.078cm" svg:x2="14.006cm" svg:y2="4.422cm">
            <text:p/>
          </draw:line>
        </draw:g>
        <draw:circle draw:style-name="gr5" draw:text-style-name="P1" draw:layer="layout" svg:width="5.2cm" svg:height="5.2cm" svg:x="2.2cm" svg:y="14.329cm">
          <text:p/>
        </draw:circle>
        <draw:rect draw:style-name="gr3" draw:text-style-name="P1" draw:layer="layout" svg:width="4.432cm" svg:height="8.182cm" svg:x="12.6cm" svg:y="11.347cm">
          <text:p/>
        </draw:rect>
        <draw:custom-shape draw:style-name="gr6" draw:text-style-name="P1" draw:layer="layout" svg:width="2.215cm" svg:height="6.817cm" draw:transform="skewX (-0.000523598775598224) rotate (-2.35619449019309) translate (19.788cm 13.43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7" draw:text-style-name="P1" draw:layer="layout" svg:width="1.134cm" svg:height="1.1cm" svg:x="14.249cm" svg:y="13cm">
          <text:p/>
        </draw:ellipse>
        <draw:frame draw:style-name="gr8" draw:text-style-name="P2" draw:layer="layout" svg:width="20.7cm" svg:height="3.998cm" svg:x="0.1cm" svg:y="20.5cm">
          <draw:text-box>
            <text:p text:style-name="P1"><text:span text:style-name="T1">scratch</text:span><text:span text:style-name="T2">Client</text:span></text:p>
          </draw:text-box>
        </draw:frame>
        <draw:frame draw:style-name="gr8" draw:text-style-name="P4" draw:layer="layout" svg:width="20.7cm" svg:height="6.165cm" svg:x="0.2cm" svg:y="23cm">
          <draw:text-box>
            <text:p text:style-name="P3"><text:span text:style-name="T3">Tutori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4-08T15:53:06.07</dc:date>
    <dc:creator>Hans de Jong</dc:creator>
    <meta:editing-duration>P1DT14H18M52S</meta:editing-duration>
    <meta:editing-cycles>11</meta:editing-cycles>
    <meta:generator>OpenOffice/4.1.1$Win32 OpenOffice.org_project/411m6$Build-9775</meta:generator>
    <meta:document-statistic meta:object-count="15"/>
  </office:meta>
</office:document-meta>
</file>